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c30" officeooo:paragraph-rsid="000cac30"/>
    </style:style>
    <style:style style:name="P2" style:family="paragraph" style:parent-style-name="Standard">
      <style:text-properties officeooo:rsid="000d69c3" officeooo:paragraph-rsid="000d69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ount #1</text:p>
      <text:p text:style-name="P1">0x0337518b10d11Ff8c475ab2508eA120e3d7F41e7</text:p>
      <text:p text:style-name="P1">Account #2</text:p>
      <text:p text:style-name="P1">0xcEc646349D71e34c0c128eEa6B88dDFa0E60431b</text:p>
      <text:p text:style-name="P1">Account #3</text:p>
      <text:p text:style-name="P1">0x29a86118C1Ff89d474E9497D8B3FA890D9F7e30C</text:p>
      <text:p text:style-name="P2">SmartContract</text:p>
      <text:p text:style-name="P2">0x1F9eB9f5C0C94603f6fB1aCF19f99dDd76600AF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03:11:55.864127491</meta:creation-date>
    <dc:date>2019-01-02T03:20:33.304927096</dc:date>
    <meta:editing-duration>PT8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1" meta:character-count="211" meta:non-whitespace-character-count="208"/>
  </office:meta>
</office:document-meta>
</file>